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3pt" fo:font-weight="normal" officeooo:rsid="00189ca4" officeooo:paragraph-rsid="000aff0b" style:font-size-asian="13pt" style:font-weight-asian="normal" style:font-size-complex="13pt" style:font-weight-complex="normal"/>
    </style:style>
    <style:style style:name="P2" style:family="paragraph" style:parent-style-name="Standard">
      <style:text-properties fo:color="#000000" loext:opacity="100%" fo:font-size="13pt" fo:font-weight="bold" officeooo:rsid="00192ece" officeooo:paragraph-rsid="000aff0b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fo:font-size="13pt" fo:font-weight="bold" officeooo:rsid="00192ece" officeooo:paragraph-rsid="000b1eb8" style:font-size-asian="13pt" style:font-weight-asian="bold" style:font-size-complex="13pt" style:font-weight-complex="bold"/>
    </style:style>
    <style:style style:name="P4" style:family="paragraph" style:parent-style-name="Standard">
      <style:text-properties style:use-window-font-color="true" loext:opacity="0%" fo:font-size="14pt" fo:font-weight="bold" officeooo:rsid="0016b2bb" officeooo:paragraph-rsid="000aff0b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loext:opacity="0%" fo:font-size="12pt" fo:font-weight="normal" officeooo:rsid="001543f0" officeooo:paragraph-rsid="000aff0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fo:font-size="12pt" fo:font-weight="normal" officeooo:paragraph-rsid="000aff0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loext:opacity="0%" fo:font-size="15pt" fo:font-weight="bold" officeooo:rsid="0018982c" officeooo:paragraph-rsid="000aff0b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0aff0b"/>
    </style:style>
    <style:style style:name="P9" style:family="paragraph" style:parent-style-name="Standard">
      <style:text-properties officeooo:paragraph-rsid="000b1eb8"/>
    </style:style>
    <style:style style:name="P10" style:family="paragraph" style:parent-style-name="Standard">
      <style:text-properties fo:color="#000000" loext:opacity="100%" fo:font-size="13pt" fo:font-weight="bold" officeooo:rsid="000b1eb8" officeooo:paragraph-rsid="000b1eb8" style:font-size-asian="13pt" style:font-weight-asian="bold" style:font-size-complex="13pt" style:font-weight-complex="bold"/>
    </style:style>
    <style:style style:name="P11" style:family="paragraph" style:parent-style-name="Standard">
      <style:text-properties officeooo:paragraph-rsid="000aff0b"/>
    </style:style>
    <style:style style:name="P12" style:family="paragraph" style:parent-style-name="Standard">
      <style:text-properties officeooo:paragraph-rsid="000e10ec"/>
    </style:style>
    <style:style style:name="P13" style:family="paragraph" style:parent-style-name="Standard">
      <style:text-properties style:use-window-font-color="true" loext:opacity="0%" fo:font-size="15pt" fo:font-weight="bold" officeooo:rsid="0018982c" officeooo:paragraph-rsid="000aff0b" style:font-size-asian="15pt" style:font-weight-asian="bold" style:font-size-complex="15pt" style:font-weight-complex="bold"/>
    </style:style>
    <style:style style:name="P14" style:family="paragraph" style:parent-style-name="Standard">
      <style:text-properties style:use-window-font-color="true" loext:opacity="0%" fo:font-size="15pt" fo:font-weight="bold" officeooo:rsid="0018982c" officeooo:paragraph-rsid="000e10ec" style:font-size-asian="15pt" style:font-weight-asian="bold" style:font-size-complex="15pt" style:font-weight-complex="bold"/>
    </style:style>
    <style:style style:name="P15" style:family="paragraph" style:parent-style-name="Standard">
      <style:text-properties style:use-window-font-color="true" loext:opacity="0%" fo:font-size="12pt" fo:font-weight="normal" officeooo:paragraph-rsid="000e10ec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9211e" loext:opacity="100%" fo:font-size="15pt" fo:font-weight="bold" officeooo:rsid="001543f0" officeooo:paragraph-rsid="000e10ec" style:font-size-asian="15pt" style:font-weight-asian="bold" style:font-size-complex="15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 loext:opacity="100%" fo:font-size="15pt" fo:font-weight="bold" officeooo:rsid="0012fb7e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543f0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16b2bb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fo:font-weight="bold" officeooo:rsid="0018982c" style:font-size-asian="15pt" style:font-weight-asian="bold" style:font-size-complex="15pt" style:font-weight-complex="bold"/>
    </style:style>
    <style:style style:name="T7" style:family="text">
      <style:text-properties fo:color="#ff0000" loext:opacity="100%" fo:font-size="15pt" fo:font-weight="bold" officeooo:rsid="00189ca4" style:font-size-asian="15pt" style:font-weight-asian="bold" style:font-size-complex="15pt" style:font-weight-complex="bold"/>
    </style:style>
    <style:style style:name="T8" style:family="text">
      <style:text-properties fo:color="#ff0000" loext:opacity="100%" fo:font-size="15pt" fo:font-weight="bold" officeooo:rsid="000e10ec" style:font-size-asian="15pt" style:font-weight-asian="bold" style:font-size-complex="15pt" style:font-weight-complex="bold"/>
    </style:style>
    <style:style style:name="T9" style:family="text">
      <style:text-properties fo:color="#ff0000" loext:opacity="100%" fo:font-size="13pt" fo:font-weight="bold" officeooo:rsid="00189ca4" style:font-size-asian="13pt" style:font-weight-asian="bold" style:font-size-complex="13pt" style:font-weight-complex="bold"/>
    </style:style>
    <style:style style:name="T10" style:family="text">
      <style:text-properties fo:color="#ff0000" loext:opacity="100%" fo:font-size="13pt" fo:font-weight="bold" officeooo:rsid="00192ece" style:font-size-asian="13pt" style:font-weight-asian="bold" style:font-size-complex="13pt" style:font-weight-complex="bold"/>
    </style:style>
    <style:style style:name="T11" style:family="text">
      <style:text-properties fo:color="#ff0000" loext:opacity="100%" fo:font-size="13pt" fo:font-weight="bold" officeooo:rsid="000b1eb8" style:font-size-asian="13pt" style:font-weight-asian="bold" style:font-size-complex="13pt" style:font-weight-complex="bold"/>
    </style:style>
    <style:style style:name="T12" style:family="text">
      <style:text-properties fo:color="#ff0000" loext:opacity="100%" officeooo:rsid="00189ca4"/>
    </style:style>
    <style:style style:name="T13" style:family="text">
      <style:text-properties fo:color="#ff0000" loext:opacity="100%" officeooo:rsid="000b1eb8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2fb7e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18982c" style:font-size-asian="15pt" style:font-weight-asian="bold" style:font-size-complex="15pt" style:font-weight-complex="bold"/>
    </style:style>
    <style:style style:name="T18" style:family="text">
      <style:text-properties officeooo:rsid="0012fb7e"/>
    </style:style>
    <style:style style:name="T19" style:family="text">
      <style:text-properties officeooo:rsid="0014aa60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color="#00a933" loext:opacity="100%" fo:font-weight="bold" officeooo:rsid="0014aa60" style:font-weight-asian="bold" style:font-weight-complex="bold"/>
    </style:style>
    <style:style style:name="T22" style:family="text">
      <style:text-properties officeooo:rsid="001543f0"/>
    </style:style>
    <style:style style:name="T23" style:family="text">
      <style:text-properties style:use-window-font-color="true" loext:opacity="0%" fo:font-size="12pt" fo:font-weight="normal" officeooo:rsid="0016b2b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fo:font-size="12pt" fo:font-weight="normal" officeooo:rsid="001543f0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fo:font-size="14pt" fo:font-weight="bold" officeooo:rsid="0016b2bb" style:font-size-asian="14pt" style:font-weight-asian="bold" style:font-size-complex="14pt" style:font-weight-complex="bold"/>
    </style:style>
    <style:style style:name="T26" style:family="text">
      <style:text-properties style:use-window-font-color="true" loext:opacity="0%" fo:font-size="15pt" fo:font-weight="bold" officeooo:rsid="0018982c" style:font-size-asian="15pt" style:font-weight-asian="bold" style:font-size-complex="15pt" style:font-weight-complex="bold"/>
    </style:style>
    <style:style style:name="T27" style:family="text">
      <style:text-properties style:use-window-font-color="true" loext:opacity="0%" fo:font-size="15pt" fo:font-weight="normal" officeooo:rsid="001543f0" style:font-size-asian="15pt" style:font-weight-asian="normal" style:font-size-complex="15pt" style:font-weight-complex="normal"/>
    </style:style>
    <style:style style:name="T28" style:family="text">
      <style:text-properties fo:color="#000000" loext:opacity="100%" fo:font-size="13pt" officeooo:rsid="00189ca4" style:font-size-asian="13pt" style:font-size-complex="13pt"/>
    </style:style>
    <style:style style:name="T29" style:family="text">
      <style:text-properties fo:color="#000000" loext:opacity="100%" fo:font-size="13pt" fo:font-weight="bold" officeooo:rsid="00192ece" style:font-size-asian="13pt" style:font-weight-asian="bold" style:font-size-complex="13pt" style:font-weight-complex="bold"/>
    </style:style>
    <style:style style:name="T30" style:family="text">
      <style:text-properties fo:color="#000000" loext:opacity="100%" fo:font-size="13pt" fo:font-weight="bold" officeooo:rsid="000b1eb8" style:font-size-asian="13pt" style:font-weight-asian="bold" style:font-size-complex="13pt" style:font-weight-complex="bold"/>
    </style:style>
    <style:style style:name="T31" style:family="text">
      <style:text-properties fo:color="#000000" loext:opacity="100%" fo:font-size="13pt" fo:font-weight="normal" officeooo:rsid="00189ca4" style:font-size-asian="13pt" style:font-weight-asian="normal" style:font-size-complex="13pt" style:font-weight-complex="normal"/>
    </style:style>
    <style:style style:name="T32" style:family="text">
      <style:text-properties fo:color="#000000" loext:opacity="100%" fo:font-weight="bold" style:font-weight-asian="bold" style:font-weight-complex="bold"/>
    </style:style>
    <style:style style:name="T33" style:family="text">
      <style:text-properties officeooo:rsid="000b1eb8"/>
    </style:style>
    <style:style style:name="T34" style:family="text">
      <style:text-properties fo:color="#c9211e" loext:opacity="100%" fo:font-size="15pt" fo:font-weight="bold" officeooo:rsid="000e10ec" style:font-size-asian="15pt" style:font-weight-asian="bold" style:font-size-complex="15pt" style:font-weight-complex="bold"/>
    </style:style>
    <style:style style:name="T35" style:family="text">
      <style:text-properties fo:color="#c9211e" loext:opacity="100%" fo:font-size="15pt" fo:font-weight="bold" officeooo:rsid="00189ca4" style:font-size-asian="15pt" style:font-weight-asian="bold" style:font-size-complex="15pt" style:font-weight-complex="bold"/>
    </style:style>
    <style:style style:name="T36" style:family="text">
      <style:text-properties fo:color="#c9211e" loext:opacity="100%" fo:font-size="15pt" fo:font-weight="bold" officeooo:rsid="001543f0" style:font-size-asian="15pt" style:font-weight-asian="bold" style:font-size-complex="15pt" style:font-weight-complex="bold"/>
    </style:style>
    <style:style style:name="T37" style:family="text">
      <style:text-properties fo:color="#c9211e" loext:opacity="100%" fo:font-size="15pt" fo:font-weight="normal" officeooo:rsid="001543f0" style:font-size-asian="15pt" style:font-weight-asian="normal" style:font-size-complex="15pt" style:font-weight-complex="normal"/>
    </style:style>
    <style:style style:name="T38" style:family="text">
      <style:text-properties fo:color="#c9211e" loext:opacity="100%" fo:font-size="13pt" fo:font-weight="normal" officeooo:rsid="00189ca4" style:font-size-asian="13pt" style:font-weight-asian="normal" style:font-size-complex="13pt" style:font-weight-complex="normal"/>
    </style:style>
    <style:style style:name="T39" style:family="text">
      <style:text-properties fo:color="#c9211e" loext:opacity="100%" fo:font-size="13pt" fo:font-weight="bold" officeooo:rsid="00189ca4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YSTÈME D’EXPLOITATION PARTIE 1</text:p>
      <text:p text:style-name="P8"/>
      <text:p text:style-name="P8">Les répertoires : <text:span text:style-name="T3">racine(/)</text:span><text:span text:style-name="T15">:</text:span><text:span text:style-name="T18">pt de départ de toute la structure de répertoires de sys</text:span></text:p>
      <text:p text:style-name="P12"><text:tab/><text:tab/><text:tab/><text:span text:style-name="T26"><text:tab/></text:span><text:span text:style-name="T6">/</text:span><text:span text:style-name="T7">home : </text:span><text:span text:style-name="T8">l’empla</text:span><text:span text:style-name="T34">cement où sont stockés l</text:span><text:span text:style-name="T35">es répertoires personnels</text:span></text:p>
      <text:p text:style-name="P12"><text:span text:style-name="T31"><text:tab/></text:span><text:span text:style-name="T25"><text:tab/><text:tab/></text:span><text:span text:style-name="T5">/etc </text:span><text:span text:style-name="T4">: </text:span><text:span text:style-name="T36">contient des fichiers de configuration pour le système d'exploitation et</text:span></text:p>
      <text:p text:style-name="P16">les programmes installés.</text:p>
      <text:p text:style-name="P15"><text:tab/><text:tab/><text:tab/><text:span text:style-name="T16">Fichiers de configuration système:/</text:span><text:span text:style-name="T17">etc/passwd</text:span></text:p>
      <text:p text:style-name="P15"><text:span text:style-name="T16"><text:tab/><text:tab/><text:tab/>Configuration réseau:/</text:span><text:span text:style-name="T17">etc/hosts ;/etc/resolv.conf ;</text:span></text:p>
      <text:p text:style-name="P14"><text:tab/><text:tab/><text:tab/>/etc/network/interfaces ou /etc/netplan/</text:p>
      <text:p text:style-name="P14"><text:span text:style-name="T31"><text:tab/><text:tab/><text:tab/></text:span><text:span text:style-name="T28">Services et démons:/etc/init.d/ ;/etc/systemd/</text:span></text:p>
      <text:p text:style-name="P8"><text:span text:style-name="T18"><text:tab/><text:tab/> <text:s text:c="2"/></text:span><text:span text:style-name="T3">/bin</text:span><text:span text:style-name="T18">; conteneur des éxecutables essentielles qui sont utiles au fonctionnement de <text:tab/><text:tab/> <text:s text:c="3"/><text:tab/>sys et au démarrage,la gestion de base de sys.</text:span></text:p>
      <text:p text:style-name="P8"><text:tab/><text:tab/> <text:span text:style-name="T14"><text:s/></text:span><text:span text:style-name="T2">/usr/bin</text:span> : <text:span text:style-name="T19">conteneur des programmes et apps utilisés <text:s/>dans des conditions <text:tab/><text:tab/><text:tab/><text:tab/><text:tab/>normales <text:s/>d’utilisation du sys.</text:span></text:p>
      <text:p text:style-name="P8"><text:tab/><text:tab/> <text:span text:style-name="T2">/boot</text:span><text:span text:style-name="T14"> </text:span>: <text:s/>stock<text:span text:style-name="T19">age d</text:span>es fichiers nécessaires au démarrage du</text:p>
      <text:p text:style-name="P8"><text:tab/><text:tab/><text:tab/> <text:s/>système,<text:span text:style-name="T19">contenir le noyau Linux[vmlinuz (pour "Virtual Memory <text:tab/><text:tab/><text:tab/><text:tab/> <text:s/>Linux").].Sans ces fichiers,</text:span>le système ne pourrait pas démarrer.</text:p>
      <text:p text:style-name="P8"><text:tab/><text:tab/><text:tab/><text:tab/></text:p>
      <text:p text:style-name="P8"><text:tab/><text:tab/><text:tab/><text:tab/> <text:span text:style-name="T21">Virtual Memory Linux(noyau)</text:span></text:p>
      <text:p text:style-name="P8"><text:tab/><text:tab/><text:tab/><text:tab/>Le fichier d'initialisation <text:span text:style-name="T20">initrd ou initramfs</text:span><text:span text:style-name="T19">(</text:span><text:span text:style-name="T22">Initial RAM Disk ou <text:tab/><text:tab/><text:tab/><text:tab/><text:tab/>Initial RAM File System)</text:span></text:p>
      <text:p text:style-name="P8"><text:tab/><text:tab/><text:tab/><text:tab/><text:span text:style-name="T20">Le chargeur de démarrage GRUB</text:span>(Grand Unified Bootloader)</text:p>
      <text:p text:style-name="P8"><text:tab/><text:tab/><text:span text:style-name="T2">/</text:span><text:span text:style-name="T4">dev : </text:span><text:span text:style-name="T23">conteneur de fichiers représentant des périphériques matériels.</text:span></text:p>
      <text:p text:style-name="P8"><text:span text:style-name="T23"><text:tab/><text:tab/><text:tab/></text:span><text:span text:style-name="T25">Les périphériques de disque (Block devices)</text:span></text:p>
      <text:p text:style-name="P4"><text:tab/><text:tab/><text:tab/>Les périphériques d'entrée/sortie</text:p>
      <text:p text:style-name="P7"><text:span text:style-name="T24"/></text:p>
      <text:p text:style-name="P6"><text:span text:style-name="T17"><text:tab/></text:span></text:p>
      <text:p text:style-name="P6"><text:span text:style-name="T28"><text:tab/><text:tab/></text:span><text:span text:style-name="T6">/</text:span><text:span text:style-name="T7">lib : <text:s/></text:span><text:span text:style-name="T28">bibliothèques qui contiennent du code ,fonctions que plusieurs programmes peuvent utiliser</text:span></text:p>
      <text:p text:style-name="P1"><text:tab/><text:tab/><text:tab/>➢ Bibliothèques dynamiques</text:p>
      <text:p text:style-name="P1"><text:tab/><text:tab/><text:tab/>➢ Bibliothèques statiques</text:p>
      <text:p text:style-name="P6"><text:span text:style-name="T28"><text:tab/><text:tab/></text:span><text:span text:style-name="T9">/</text:span><text:span text:style-name="T10">mnt : </text:span><text:span text:style-name="T29">servir de point de montage temporaire pour les</text:span></text:p>
      <text:p text:style-name="P2">systèmes de fichiers.</text:p>
      <text:p text:style-name="P3"><text:tab/><text:tab/><text:span text:style-name="T12">/</text:span><text:span text:style-name="T13">opt</text:span><text:span text:style-name="T1">: </text:span>conçu pour accueillir des logiciels supplémentaires qui sont</text:p>
      <text:p text:style-name="P3">installés manuellement par l'utilisateur ou par l'administrateur système<text:span text:style-name="T1">.</text:span></text:p>
      <text:p text:style-name="P9"><text:span text:style-name="T10"><text:tab/><text:tab/>/</text:span><text:span text:style-name="T11">proc : </text:span><text:span text:style-name="T13">e</text:span></text:p>
      <text:p text:style-name="P9"><text:span text:style-name="T11"><text:tab/><text:tab/></text:span><text:span text:style-name="T32">est une interface dynamique du noyau Linux, fournissant en temps réel des informations système ,</text:span><text:span text:style-name="T30">Processus en cours,Informations sur le matériel:</text:span><text:span text:style-name="T32">sans stocker de données sur le disque.</text:span></text:p>
      <text:p text:style-name="P9"><text:span text:style-name="T32"><text:tab/><text:tab/></text:span><text:span text:style-name="T10">/</text:span><text:span text:style-name="T11">root :</text:span><text:span text:style-name="T30"> contenir les fichiers personnels et de</text:span></text:p>
      <text:p text:style-name="P10">configuration de l'utilisateur root.il a le pouvoir de modifier, de supprimer et de configurer tous les aspects</text:p>
      <text:p text:style-name="P10">du système d'exploitation.</text:p>
      <text:p text:style-name="P3"><text:tab/><text:tab/><text:span text:style-name="T1">/</text:span><text:span text:style-name="T13">sbin :</text:span><text:span text:style-name="T33"> contient des fichiers exécutables (programmes) qui sont généralement </text:span>utilisés pour configurer, maintenir et réparer le système d'exploit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4:54:45.240353717</meta:creation-date>
    <dc:date>2025-03-19T21:52:31.048264766</dc:date>
    <meta:editing-duration>PT32M5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4" meta:word-count="282" meta:character-count="2193" meta:non-whitespace-character-count="1834"/>
  </office:meta>
</office:document-meta>
</file>